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54.402cm" fo:margin-left="0.095cm" table:align="left"/>
    </style:style>
    <style:style style:name="Tableau1.A" style:family="table-column">
      <style:table-column-properties style:column-width="54.402cm"/>
    </style:style>
    <style:style style:name="Tableau1.A1" style:family="table-cell">
      <style:table-cell-properties fo:padding="0.097cm" fo:border="0.5pt solid #000000"/>
    </style:style>
    <style:style style:name="T1" style:family="text">
      <style:text-properties fo:color="#ffffff" loext:opacity="100%" style:font-name="Courier New" fo:font-size="8pt" fo:background-color="transparent" loext:char-shading-value="0" style:font-size-asian="8pt" style:font-size-complex="8pt"/>
    </style:style>
    <style:style style:name="T2" style:family="text">
      <style:text-properties style:use-window-font-color="true" loext:opacity="0%" style:font-name="Courier New" fo:font-size="8pt" fo:background-color="transparent" loext:char-shading-value="0" style:font-size-asian="8pt" style:font-size-complex="8pt"/>
    </style:style>
    <style:style style:name="T3" style:family="text">
      <style:text-properties style:use-window-font-color="true" loext:opacity="0%" style:font-name="Courier New" fo:font-size="8pt" fo:background-color="#c0c0c0" loext:char-shading-value="0" style:font-size-asian="8pt" style:font-size-complex="8pt"/>
    </style:style>
    <style:style style:name="T4" style:family="text">
      <style:text-properties style:use-window-font-color="true" loext:opacity="0%" style:font-name="Courier New" fo:font-size="8pt" fo:background-color="#808080" loext:char-shading-value="0" style:font-size-asian="8pt" style:font-size-complex="8pt"/>
    </style:style>
    <style:style style:name="T5" style:family="text">
      <style:text-properties style:use-window-font-color="true" loext:opacity="0%" style:font-name="Courier New" fo:font-size="8pt" fo:background-color="#00ffff" loext:char-shading-value="0" style:font-size-asian="8pt" style:font-size-complex="8pt"/>
    </style:style>
    <style:style style:name="T6" style:family="text">
      <style:text-properties style:use-window-font-color="true" loext:opacity="0%" style:font-name="Courier New" fo:font-size="8pt" fo:background-color="#ff0000" loext:char-shading-value="0" style:font-size-asian="8pt" style:font-size-complex="8pt"/>
    </style:style>
    <style:style style:name="T7" style:family="text">
      <style:text-properties style:use-window-font-color="true" loext:opacity="0%" style:font-name="Courier New" fo:font-size="8pt" officeooo:rsid="00241bce" fo:background-color="#00ffff" loext:char-shading-value="0" style:font-size-asian="8pt" style:font-size-complex="8pt"/>
    </style:style>
    <style:style style:name="T8" style:family="text">
      <style:text-properties style:use-window-font-color="true" loext:opacity="0%" style:font-name="Courier New" fo:font-size="8pt" officeooo:rsid="00221660" fo:background-color="#800000" loext:char-shading-value="0" style:font-size-asian="8pt" style:font-size-complex="8pt"/>
    </style:style>
    <style:style style:name="T9" style:family="text">
      <style:text-properties style:use-window-font-color="true" loext:opacity="0%" style:font-name="Courier New" fo:font-size="8pt" fo:background-color="#800000" loext:char-shading-value="0" style:font-size-asian="8pt" style:font-size-complex="8pt"/>
    </style:style>
    <style:style style:name="T10" style:family="text">
      <style:text-properties style:use-window-font-color="true" loext:opacity="0%" style:font-name="Courier New" fo:font-size="8pt" officeooo:rsid="00260497" fo:background-color="#00ff00" loext:char-shading-value="0" style:font-size-asian="8pt" style:font-size-complex="8pt"/>
    </style:style>
    <style:style style:name="T11" style:family="text">
      <style:text-properties style:use-window-font-color="true" loext:opacity="0%" style:font-name="Courier New" fo:font-size="8pt" officeooo:rsid="002447e8" fo:background-color="#00ff00" loext:char-shading-value="0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Table_20_Contents"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3">0600</text:span><text:span text:style-name="T2"> </text:span><text:span text:style-name="T3">0800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3">0600</text:span><text:span text:style-name="T2"> </text:span><text:span text:style-name="T3">0C00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3">4900</text:span><text:span text:style-name="T2"> </text:span><text:span text:style-name="T3">4800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A802 5102 3903 1003 </text:span><text:span text:style-name="T3">0800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3">0600</text:span><text:span text:style-name="T2"> </text:span><text:span text:style-name="T4">D202</text:span><text:span text:style-name="T2"> </text:span><text:span text:style-name="T4">E501</text:span><text:span text:style-name="T2"> </text:span><text:span text:style-name="T3">4800</text:span><text:span text:style-name="T2"> </text:span><text:span text:style-name="T1">1E03</text:span><text:span text:style-name="T2"> </text:span><text:span text:style-name="T1">1E03</text:span><text:span text:style-name="T2"> </text:span><text:span text:style-name="T3">4900</text:span><text:span text:style-name="T2"> </text:span><text:span text:style-name="T3">D102</text:span><text:span text:style-name="T2"> </text:span><text:span text:style-name="T3">D102</text:span><text:span text:style-name="T2"> </text:span><text:span text:style-name="T3">4800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3">0100</text:span><text:span text:style-name="T2"> </text:span><text:span text:style-name="T3">0200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3">0300</text:span><text:span text:style-name="T2"> </text:span><text:span text:style-name="T3">0400</text:span><text:span text:style-name="T2"> </text:span><text:span text:style-name="T3">0500</text:span><text:span text:style-name="T2"> C201 C301 C401 C501 </text:span><text:span text:style-name="T3">4800</text:span><text:span text:style-name="T2"> </text:span><text:span text:style-name="T1">1E03</text:span><text:span text:style-name="T2"> </text:span><text:span text:style-name="T1">1E03</text:span><text:span text:style-name="T2"> C601 C701 C801 4B00 C901 CA01 </text:span><text:span text:style-name="T3">4800</text:span><text:span text:style-name="T2"> </text:span><text:span text:style-name="T3">4900</text:span><text:span text:style-name="T2"> CB01 </text:span><text:span text:style-name="T3">2C00</text:span><text:span text:style-name="T2"> </text:span><text:span text:style-name="T4">D202</text:span><text:span text:style-name="T2"> </text:span><text:span text:style-name="T4">E501</text:span><text:span text:style-name="T2"> </text:span><text:span text:style-name="T3">D102</text:span><text:span text:style-name="T2"> </text:span><text:span text:style-name="T3">4800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3">0600</text:span><text:span text:style-name="T2"> </text:span><text:span text:style-name="T3">0700</text:span><text:span text:style-name="T2"> </text:span><text:span text:style-name="T3">0800</text:span><text:span text:style-name="T2"> </text:span><text:span text:style-name="T3">2A00</text:span><text:span text:style-name="T2"> </text:span><text:span text:style-name="T3">0A00</text:span><text:span text:style-name="T2"> </text:span><text:span text:style-name="T3">0B00</text:span><text:span text:style-name="T2"> </text:span><text:span text:style-name="T3">0C00</text:span><text:span text:style-name="T2"> </text:span><text:span text:style-name="T3">0200</text:span><text:span text:style-name="T2"> </text:span><text:span text:style-name="T1">1E03</text:span><text:span text:style-name="T2"> </text:span><text:span text:style-name="T1">1E03</text:span><text:span text:style-name="T2"> </text:span><text:span text:style-name="T3">0300</text:span><text:span text:style-name="T2"> </text:span><text:span text:style-name="T3">0D00</text:span><text:span text:style-name="T2"> </text:span><text:span text:style-name="T3">0E00</text:span><text:span text:style-name="T2"> </text:span><text:span text:style-name="T4">0F00</text:span><text:span text:style-name="T2"> CC01 CD01 </text:span><text:span text:style-name="T5">CE01 CF01</text:span><text:span text:style-name="T2"> E001 </text:span><text:span text:style-name="T1">1E03</text:span><text:span text:style-name="T2"> </text:span><text:span text:style-name="T1">1E03</text:span><text:span text:style-name="T2"> </text:span><text:span text:style-name="T3">4900</text:span><text:span text:style-name="T2"> E101 E201 E301 E401 C400 </text:span><text:span text:style-name="T4">E501</text:span><text:span text:style-name="T2"> 3903 5B02 </text:span><text:span text:style-name="T4">2500</text:span><text:span text:style-name="T2"> </text:span><text:span text:style-name="T4">2600</text:span><text:span text:style-name="T2"> </text:span><text:span text:style-name="T4">2700</text:span><text:span text:style-name="T2"> </text:span><text:span text:style-name="T3">D102</text:span><text:span text:style-name="T2"> </text:span><text:span text:style-name="T3">4800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3">2000</text:span><text:span text:style-name="T2"> </text:span><text:span text:style-name="T4">2100</text:span><text:span text:style-name="T2"> </text:span><text:span text:style-name="T4">2200</text:span><text:span text:style-name="T2"> </text:span><text:span text:style-name="T4">2300</text:span><text:span text:style-name="T2"> </text:span><text:span text:style-name="T4">2400</text:span><text:span text:style-name="T2"> </text:span><text:span text:style-name="T4">2500</text:span><text:span text:style-name="T2"> </text:span><text:span text:style-name="T4">2600</text:span><text:span text:style-name="T2"> </text:span><text:span text:style-name="T4">2700</text:span><text:span text:style-name="T2"> </text:span><text:span text:style-name="T3">2800</text:span><text:span text:style-name="T2"> </text:span><text:span text:style-name="T3">2900</text:span><text:span text:style-name="T2"> </text:span><text:span text:style-name="T3">2A00</text:span><text:span text:style-name="T2"> </text:span><text:span text:style-name="T3">2B00</text:span><text:span text:style-name="T2"> </text:span><text:span text:style-name="T3">2C00</text:span><text:span text:style-name="T2"> </text:span><text:span text:style-name="T4">2D00</text:span><text:span text:style-name="T2"> </text:span><text:span text:style-name="T4">2E00</text:span><text:span text:style-name="T2"> E801 E901 EA01 EB01 EC01 </text:span><text:span text:style-name="T1">1E03</text:span><text:span text:style-name="T2"> C601 C701 ED01 EE01 EF01 </text:span><text:span text:style-name="T5">1000 1100 1200</text:span><text:span text:style-name="T2"> F103 F003 </text:span><text:span text:style-name="T3">0000</text:span><text:span text:style-name="T2"> 4600 4700 </text:span><text:span text:style-name="T3">D102</text:span><text:span text:style-name="T2"> </text:span><text:span text:style-name="T3">4800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3">0400</text:span><text:span text:style-name="T2"> 4000 4100 4200 4300 4400 4500 4600 4700 </text:span><text:span text:style-name="T3">4800</text:span><text:span text:style-name="T2"> </text:span><text:span text:style-name="T3">4900</text:span><text:span text:style-name="T2"> 4A00 4B00 4C00 4D00 4E00 </text:span><text:span text:style-name="T4">1500</text:span><text:span text:style-name="T2"> </text:span><text:span text:style-name="T4">1600</text:span><text:span text:style-name="T2"> </text:span><text:span text:style-name="T3">1700</text:span><text:span text:style-name="T2"> </text:span><text:span text:style-name="T3">1800</text:span><text:span text:style-name="T2"> EC01 </text:span><text:span text:style-name="T1">1E03</text:span><text:span text:style-name="T2"> </text:span><text:span text:style-name="T3">1900</text:span><text:span text:style-name="T2"> </text:span><text:span text:style-name="T4">1A00</text:span><text:span text:style-name="T2"> </text:span><text:span text:style-name="T4">1B00</text:span><text:span text:style-name="T2"> </text:span><text:span text:style-name="T4">1C00</text:span><text:span text:style-name="T2"> AB00 </text:span><text:span text:style-name="T4">1D00</text:span><text:span text:style-name="T2"> 8C01 </text:span><text:span text:style-name="T4">1E00</text:span><text:span text:style-name="T2"> F203 </text:span><text:span text:style-name="T5">7C02 7D02 7E02 7F02</text:span><text:span text:style-name="T2"> </text:span><text:span text:style-name="T3">4800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3">0400</text:span><text:span text:style-name="T2"> 4F00 6000 6100 </text:span><text:span text:style-name="T5">6200 6300 6400</text:span><text:span text:style-name="T2"> 6500 6600 6700 6800 6900 6A00 6B00 6C00 6D00 6E00 3100 3200 3300 3400 3500 3600 3700 EE01 </text:span><text:span text:style-name="T3">0000</text:span><text:span text:style-name="T2"> 3800 AA01 AA01 3900 3A00 </text:span><text:span text:style-name="T3">0000</text:span><text:span text:style-name="T2"> </text:span><text:span text:style-name="T3">0000</text:span><text:span text:style-name="T2"> 1703 5003 </text:span><text:span text:style-name="T3">D102</text:span><text:span text:style-name="T2"> </text:span><text:span text:style-name="T3">4800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3">0600</text:span><text:span text:style-name="T2"> </text:span><text:span text:style-name="T3">D102</text:span><text:span text:style-name="T2"> 6F00 8000 8100 8200 8300 8400 8500 8600 8700 8800 8900 8A00 </text:span><text:span text:style-name="T6">8B00 8C00 8D00 8E00 3C00 3D00</text:span><text:span text:style-name="T2"> 3E00 3F00 5000 5100 5200 E301 5300 5400 5500 5600 5700 5800 5900 5A00 3603 C501 </text:span><text:span text:style-name="T3">D102</text:span><text:span text:style-name="T2"> </text:span><text:span text:style-name="T3">0800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3">0600</text:span><text:span text:style-name="T2"> </text:span><text:span text:style-name="T3">D102</text:span><text:span text:style-name="T2"> 8F00 A000 A100 A200 A300 A400 A500 A600 A700 A800 </text:span><text:span text:style-name="T5">A900 AA00</text:span><text:span text:style-name="T2"> AB00 </text:span><text:span text:style-name="T6">AC00 AD00 AE00 5B00 5C00</text:span><text:span text:style-name="T2"> 5D00 5E00 5F00 7000 EE01 7100 7200 </text:span><text:span text:style-name="T5">7300 7400 7500</text:span><text:span text:style-name="T2"> </text:span><text:span text:style-name="T6">7600 7700 7800 7900 9B03</text:span><text:span text:style-name="T2"> 1C02 </text:span><text:span text:style-name="T3">D002</text:span><text:span text:style-name="T2"> </text:span><text:span text:style-name="T3">D102</text:span><text:span text:style-name="T2"> </text:span><text:span text:style-name="T3">0800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3">0400</text:span><text:span text:style-name="T2"> AF00 C000 C100 C200 C300 C400 C500 C600 C700 C800 C900 CA00 CB00 </text:span><text:span text:style-name="T6">CC00 CD00 CE00 7A00 7B00</text:span><text:span text:style-name="T2"> </text:span><text:span text:style-name="T5">7C00 7D00</text:span><text:span text:style-name="T2"> </text:span><text:span text:style-name="T5">7E00 7F00 9000</text:span><text:span text:style-name="T2"> 9100 9200 9300 9400 9500 </text:span><text:span text:style-name="T6">9600 9700 9800 9900 3B00</text:span><text:span text:style-name="T2"> 7403 5803 1003 </text:span><text:span text:style-name="T3">D102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3">0400</text:span><text:span text:style-name="T2"> </text:span><text:span text:style-name="T3">0E00</text:span><text:span text:style-name="T2"> CF00 E000 E100 E200 E300 </text:span><text:span text:style-name="T5">E400 E500 E600</text:span><text:span text:style-name="T2"> E700 E800 E900 EA00 </text:span><text:span text:style-name="T3">0000</text:span><text:span text:style-name="T2"> EB00 </text:span><text:span text:style-name="T3">0000</text:span><text:span text:style-name="T2"> </text:span><text:span text:style-name="T3">0000</text:span><text:span text:style-name="T2"> 9A00 9B00 9C00 9D00 9E00 9F00 B000 B100 B200 B300 B400 B500 B600 B700 B800 B700 </text:span><text:span text:style-name="T5">9002 9102 9202</text:span><text:span text:style-name="T2"> 5003 </text:span><text:span text:style-name="T3">4800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3">0400</text:span><text:span text:style-name="T2"> </text:span><text:span text:style-name="T3">D102</text:span><text:span text:style-name="T2"> </text:span><text:span text:style-name="T4">E701</text:span><text:span text:style-name="T2"> EC00 ED00 EE00 EF00 0001 0101 0201 0301 0401 0501 0601 0701 0801 </text:span><text:span text:style-name="T5">0901 0A01</text:span><text:span text:style-name="T2"> 0B01 B900 BA00 BB00 BC00 BD00 BE00 BF00 D000 D100 D200 D300 D400 D500 D600 </text:span><text:span text:style-name="T3">0000</text:span><text:span text:style-name="T2"> D700 1A03 5003 5003 </text:span><text:span text:style-name="T3">D102</text:span><text:span text:style-name="T2"> </text:span><text:span text:style-name="T3">4800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3">0400</text:span><text:span text:style-name="T2"> </text:span><text:span text:style-name="T4">D202</text:span><text:span text:style-name="T2"> 6000 8A00 0C01 0D01 </text:span><text:span text:style-name="T5">0E01 0F01</text:span><text:span text:style-name="T2"> 2001 2101 2201 2301 2401 2501 2601 2701 2801 2901 2A01 2B01 D800 D900 DA00 DB00 </text:span><text:span text:style-name="T5">DC00 DD00 DE00</text:span><text:span text:style-name="T2"> D100 </text:span><text:span text:style-name="T4">DF00</text:span><text:span text:style-name="T2"> F000 F100 F200 </text:span><text:span text:style-name="T5">F300 F400 F500</text:span><text:span text:style-name="T2"> F600 </text:span><text:span text:style-name="T3">D102</text:span><text:span text:style-name="T2"> 6700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3">0400</text:span><text:span text:style-name="T2"> </text:span><text:span text:style-name="T4">D202</text:span><text:span text:style-name="T2"> E200 E902 </text:span><text:span text:style-name="T3">0000</text:span><text:span text:style-name="T2"> 2C01 2D01 2E01 </text:span><text:span text:style-name="T3">0000</text:span><text:span text:style-name="T2"> 2F01 4001 </text:span><text:span text:style-name="T3">0000</text:span><text:span text:style-name="T2"> </text:span><text:span text:style-name="T3">0000</text:span><text:span text:style-name="T2"> 4101 4201 4301 4401 4501 4601 4701 4801 F700 F800 F900 FA00 </text:span><text:span text:style-name="T4">DF00</text:span><text:span text:style-name="T2"> </text:span><text:span text:style-name="T4">DF00</text:span><text:span text:style-name="T2"> </text:span><text:span text:style-name="T4">DF00</text:span><text:span text:style-name="T2"> </text:span><text:span text:style-name="T4">DF00</text:span><text:span text:style-name="T2"> </text:span><text:span text:style-name="T4">DF00</text:span><text:span text:style-name="T2"> FB00 FC00 FD00 FE00 A300 A400 FF00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3">0600</text:span><text:span text:style-name="T2"> </text:span><text:span text:style-name="T3">0E00</text:span><text:span text:style-name="T2"> A700 E902 </text:span><text:span text:style-name="T3">0000</text:span><text:span text:style-name="T2"> </text:span><text:span text:style-name="T3">0000</text:span><text:span text:style-name="T2"> </text:span><text:span text:style-name="T5">4901 4A01 4B01</text:span><text:span text:style-name="T2"> 4C01 4D01 4E01 </text:span><text:span text:style-name="T3">0000</text:span><text:span text:style-name="T2"> </text:span><text:span text:style-name="T3">0000</text:span><text:span text:style-name="T2"> 4F01 6001 6101 6201 6301 6401 6501 6601 1001 1101 1201 1301 1401 </text:span><text:span text:style-name="T4">DF00</text:span><text:span text:style-name="T2"> </text:span><text:span text:style-name="T4">DF00</text:span><text:span text:style-name="T2"> </text:span><text:span text:style-name="T4">DF00</text:span><text:span text:style-name="T2"> </text:span><text:span text:style-name="T4">DF00</text:span><text:span text:style-name="T2"> 1501 </text:span><text:span text:style-name="T3">0000</text:span><text:span text:style-name="T2"> 1601 1701 1801 1901 1A01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3">C402</text:span><text:span text:style-name="T2"> C700 C800 C900 FC01 </text:span><text:span text:style-name="T3">0000</text:span><text:span text:style-name="T2"> </text:span><text:span text:style-name="T3">0000</text:span><text:span text:style-name="T2"> 6701 6801 2F01 6901 6A01 </text:span><text:span text:style-name="T5">6B01 6C01 6D01</text:span><text:span text:style-name="T2"> 6E01 6F01 8001 8101 8201 8301 E801 1B01 1C01 </text:span><text:span text:style-name="T6">1D01 1E01 1F01 3001 3101 3201 3301 3401</text:span><text:span text:style-name="T2"> 3501 </text:span><text:span text:style-name="T3">1700</text:span><text:span text:style-name="T2"> </text:span><text:span text:style-name="T3">0200</text:span><text:span text:style-name="T2"> </text:span><text:span text:style-name="T1">1E03</text:span><text:span text:style-name="T2"> </text:span><text:span text:style-name="T3">0200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3">0400</text:span><text:span text:style-name="T2"> E700 E800 6000 9E02 </text:span><text:span text:style-name="T6">8401 8501 8601 8701 8801 8901</text:span><text:span text:style-name="T2"> 8A01 8B01 8C01 8D01 8E01 8F01 A001 4B00 A101 A201 </text:span><text:span text:style-name="T5">3801 3901 3A01 3B01</text:span><text:span text:style-name="T2"> 3C01 </text:span><text:span text:style-name="T4">DF00</text:span><text:span text:style-name="T2"> </text:span><text:span text:style-name="T4">DF00</text:span><text:span text:style-name="T2"> </text:span><text:span text:style-name="T4">DF00</text:span><text:span text:style-name="T2"> D200 </text:span><text:span text:style-name="T3">0000</text:span><text:span text:style-name="T2"> 3D01 3E01 3F01 </text:span><text:span text:style-name="T3">4800</text:span><text:span text:style-name="T2"> 5001 5101 </text:span><text:span text:style-name="T3">0800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3">0400</text:span><text:span text:style-name="T2"> 4A00 4B00 </text:span><text:span text:style-name="T6">3A03 3B03 3C03 A301 A401 A501 A601 A701 3D03 3E03 3F03</text:span><text:span text:style-name="T2"> AB01 AC01 </text:span><text:span text:style-name="T5">AD01 AE01 AF01</text:span><text:span text:style-name="T2"> </text:span><text:span text:style-name="T3">0000</text:span><text:span text:style-name="T2"> C001 C101 5201 </text:span><text:span text:style-name="T3">0000</text:span><text:span text:style-name="T2"> 5301 5401 5501 </text:span><text:span text:style-name="T4">DF00</text:span><text:span text:style-name="T2"> </text:span><text:span text:style-name="T4">DF00</text:span><text:span text:style-name="T2"> 5601 5701 5801 5901 5A01 5B01 5C01 5D01 5E01 A702 A702 </text:span><text:span text:style-name="T3">0800</text:span><text:span text:style-name="T2"> </text:span><text:span text:style-name="T3">0200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3">0400</text:span><text:span text:style-name="T2"> </text:span><text:span text:style-name="T3">0E00</text:span><text:span text:style-name="T2"> 6A00 BE02 </text:span><text:span text:style-name="T3">0000</text:span><text:span text:style-name="T2"> </text:span><text:span text:style-name="T3">0000</text:span><text:span text:style-name="T2"> </text:span><text:span text:style-name="T3">0000</text:span><text:span text:style-name="T2"> </text:span><text:span text:style-name="T3">0000</text:span><text:span text:style-name="T2"> 5800 5F01 7001 7101 </text:span><text:span text:style-name="T5">7201 7301 7401</text:span><text:span text:style-name="T2"> 7501 7601 7701 7801 7901 </text:span><text:span text:style-name="T3">0000</text:span><text:span text:style-name="T2"> </text:span><text:span text:style-name="T5">7A01 7B01 CE02</text:span><text:span text:style-name="T2"> CF02 E002 </text:span><text:span text:style-name="T3">0000</text:span><text:span text:style-name="T2"> E102 E202 E302 E402 FD01 E502 E602 E702 E802 E902 EA02 EB02 7402 7002 5A03 1003 </text:span><text:span text:style-name="T3">0800</text:span><text:span text:style-name="T2"> </text:span><text:span text:style-name="T3">0200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3">C702</text:span><text:span text:style-name="T2"> </text:span><text:span text:style-name="T4">D202</text:span><text:span text:style-name="T2"> C300 9E02 </text:span><text:span text:style-name="T5">7B03 7C03 7D03</text:span><text:span text:style-name="T2"> </text:span><text:span text:style-name="T7">F503</text:span><text:span text:style-name="T2"> 6901 6801 7C01 7D01 7E01 7F01 9001 AA01 AA01 9101 </text:span><text:span text:style-name="T3">0000</text:span><text:span text:style-name="T2"> 9201 </text:span><text:span text:style-name="T5">9301 9401</text:span><text:span text:style-name="T2"> 9501 EC02 ED02 EE02 EF02 5F03 </text:span><text:span text:style-name="T5">0003 0103</text:span><text:span text:style-name="T2"> FD01 0203 0303 0403 0503 </text:span><text:span text:style-name="T5">0603 0703 0803</text:span><text:span text:style-name="T2"> </text:span><text:span text:style-name="T5">9302 9402 9502</text:span><text:span text:style-name="T2"> </text:span><text:span text:style-name="T5">F303</text:span><text:span text:style-name="T2"> D702 1003 </text:span><text:span text:style-name="T3">0800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3">C402</text:span><text:span text:style-name="T2"> A502 0A02 BE02 </text:span><text:span text:style-name="T3">0000</text:span><text:span text:style-name="T2"> </text:span><text:span text:style-name="T3">0000</text:span><text:span text:style-name="T2"> </text:span><text:span text:style-name="T3">0000</text:span><text:span text:style-name="T2"> 9601 9701 </text:span><text:span text:style-name="T3">0000</text:span><text:span text:style-name="T2"> </text:span><text:span text:style-name="T3">0000</text:span><text:span text:style-name="T2"> 9801 AA01 9901 AA01 AA01 9A01 </text:span><text:span text:style-name="T6">9B01 9C01 9D01 9E01 9F01 B001</text:span><text:span text:style-name="T2"> 4001 0903 F201 0A03 0B03 9200 FD01 0C03 0F02 9501 </text:span><text:span text:style-name="T6">0D03 0E03 0F03 2003 2103 2203</text:span><text:span text:style-name="T2"> </text:span><text:span text:style-name="T3">0000</text:span><text:span text:style-name="T2"> B902 BF02 3803 5003 </text:span><text:span text:style-name="T3">2800</text:span><text:span text:style-name="T2"> </text:span><text:span text:style-name="T3">0200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3">C402</text:span><text:span text:style-name="T2"> A502 DB02 DC02 2402 BE02 </text:span><text:span text:style-name="T3">0000</text:span><text:span text:style-name="T2"> B101 E801 B201 B301 B401 7501 B501 B601 B701 </text:span><text:span text:style-name="T6">B801 B901 BA01 BB01 BC01 BD01 7E03</text:span><text:span text:style-name="T2"> </text:span><text:span text:style-name="T3">0000</text:span><text:span text:style-name="T2"> </text:span><text:span text:style-name="T3">0000</text:span><text:span text:style-name="T2"> 2403 2503 2603 2703 2803 4E02 2903 </text:span><text:span text:style-name="T6">2A03 2B03 2C03 2D03 2E03 2F03</text:span><text:span text:style-name="T2"> 4F03 </text:span><text:span text:style-name="T3">0000</text:span><text:span text:style-name="T2"> 9F02 5B03 </text:span><text:span text:style-name="T3">D002</text:span><text:span text:style-name="T2"> </text:span><text:span text:style-name="T3">0800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3">C402</text:span><text:span text:style-name="T2"> A202 </text:span><text:span text:style-name="T4">D202</text:span><text:span text:style-name="T2"> 5D02 9E02 </text:span><text:span text:style-name="T5">BE01 BF01 D001</text:span><text:span text:style-name="T2"> D101 D201 D301 AA01 9101 </text:span><text:span text:style-name="T3">0000</text:span><text:span text:style-name="T2"> </text:span><text:span text:style-name="T3">0000</text:span><text:span text:style-name="T2"> D401 6901 6901 D501 </text:span><text:span text:style-name="T3">0000</text:span><text:span text:style-name="T2"> </text:span><text:span text:style-name="T3">0000</text:span><text:span text:style-name="T2"> </text:span><text:span text:style-name="T3">0000</text:span><text:span text:style-name="T2"> </text:span><text:span text:style-name="T5">4003 4103</text:span><text:span text:style-name="T2"> 4203 4303 4403 0303 4E02 2F01 4503 C101 5201 </text:span><text:span text:style-name="T8">F4</text:span><text:span text:style-name="T9">0</text:span><text:span text:style-name="T8">3</text:span><text:span text:style-name="T2"> 9701 </text:span><text:span text:style-name="T5">9602 9702 9802</text:span><text:span text:style-name="T2"> </text:span><text:span text:style-name="T3">0000</text:span><text:span text:style-name="T2"> </text:span><text:span text:style-name="T3">0000</text:span><text:span text:style-name="T2"> 3603 5002 </text:span><text:span text:style-name="T3">2800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3">0500</text:span><text:span text:style-name="T2"> CB01 A502 F702 2502 9F00 D601 D701 D801 </text:span><text:span text:style-name="T5">D901 DA01</text:span><text:span text:style-name="T2"> DB01 B701 </text:span><text:span text:style-name="T3">0000</text:span><text:span text:style-name="T2"> 9501 DC01 DD01 DE01 7901 </text:span><text:span text:style-name="T3">0000</text:span><text:span text:style-name="T2"> </text:span><text:span text:style-name="T3">0000</text:span><text:span text:style-name="T2"> </text:span><text:span text:style-name="T3">0000</text:span><text:span text:style-name="T2"> </text:span><text:span text:style-name="T3">0000</text:span><text:span text:style-name="T2"> </text:span><text:span text:style-name="T3">0000</text:span><text:span text:style-name="T2"> </text:span><text:span text:style-name="T3">0000</text:span><text:span text:style-name="T2"> 4803 4903 4A03 </text:span><text:span text:style-name="T3">0000</text:span><text:span text:style-name="T2"> 9601 9701 </text:span><text:span text:style-name="T5">4B03 4C03 4D03</text:span><text:span text:style-name="T2"> 4E03 4F03 6003 7601 </text:span><text:span text:style-name="T3">0000</text:span><text:span text:style-name="T2"> </text:span><text:span text:style-name="T3">0000</text:span><text:span text:style-name="T2"> 7603 1003 </text:span><text:span text:style-name="T3">4800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3">0500</text:span><text:span text:style-name="T2"> 3903 1003 E101 </text:span><text:span text:style-name="T4">D202</text:span><text:span text:style-name="T2"> 5E02 9E02 F001 F101 F201 </text:span><text:span text:style-name="T3">0000</text:span><text:span text:style-name="T2"> F301 </text:span><text:span text:style-name="T3">0000</text:span><text:span text:style-name="T2"> </text:span><text:span text:style-name="T3">0000</text:span><text:span text:style-name="T2"> </text:span><text:span text:style-name="T3">0000</text:span><text:span text:style-name="T2"> F101 F201 </text:span><text:span text:style-name="T3">0000</text:span><text:span text:style-name="T2"> </text:span><text:span text:style-name="T3">0000</text:span><text:span text:style-name="T2"> </text:span><text:span text:style-name="T5">F401 F501 F601</text:span><text:span text:style-name="T2"> FD01 6103 6203 6303 6403 6503 6603 6703 D600 6803 6903 6A03 6B03 6C03 </text:span><text:span text:style-name="T4">1C00</text:span><text:span text:style-name="T2"> AB00 AA01 D500 </text:span><text:span text:style-name="T3">0000</text:span><text:span text:style-name="T2"> 1703 5003 </text:span><text:span text:style-name="T3">0800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3">0500</text:span><text:span text:style-name="T2"> 3903 5F02 5B03 5B02 7102 9E02 F701 F801 6B00 F901 FA01 FB01 </text:span><text:span text:style-name="T3">0000</text:span><text:span text:style-name="T2"> </text:span><text:span text:style-name="T3">0000</text:span><text:span text:style-name="T2"> 9503 </text:span><text:span text:style-name="T5">9603 9703 9803</text:span><text:span text:style-name="T2"> 0B01 FC01 </text:span><text:span text:style-name="T3">0000</text:span><text:span text:style-name="T2"> FD01 0C02 6D03 6E03 6F03 8003 8103 </text:span><text:span text:style-name="T5">9903 9A03</text:span><text:span text:style-name="T2"> 8403 </text:span><text:span text:style-name="T3">0000</text:span><text:span text:style-name="T2"> 8503 8603 8703 8803 </text:span><text:span text:style-name="T5">8903 8A03</text:span><text:span text:style-name="T2"> AA01 FA02 BF02 1803 </text:span><text:span text:style-name="T3">D002</text:span><text:span text:style-name="T2"> A600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3">C402</text:span><text:span text:style-name="T2"> A502 5302 </text:span><text:span text:style-name="T5">7902 7A02 7B02</text:span><text:span text:style-name="T2"> 1703 FE01 FF01 0002 0102 0202 0302 0402 </text:span><text:span text:style-name="T3">0000</text:span><text:span text:style-name="T2"> 0502 0602 0702 0802 0902 0A02 0B02 0C02 8B03 8C03 8D03 8E03 8F03 A003 A103 4E02 A203 A303 A403 AA01 9101 A503 A603 AA01 AA01 CE03 9F02 7803 5002 6700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3">C402</text:span><text:span text:style-name="T2"> A502 3A02 7A03 </text:span><text:span text:style-name="T10">F</text:span><text:span text:style-name="T11">603</text:span><text:span text:style-name="T2"> 9F02 0D02 0E02 0F02 2002 2102 2202 2302 2402 2502 2602 2702 2802 2902 2A02 2B02 2C02 </text:span><text:span text:style-name="T3">0200</text:span><text:span text:style-name="T2"> </text:span><text:span text:style-name="T3">0200</text:span><text:span text:style-name="T2"> A903 AA03 0B01 AB03 AC03 9200 AD03 AE03 AF03 C003 C103 C203 AA01 AA01 3C02 5602 </text:span><text:span text:style-name="T3">0000</text:span><text:span text:style-name="T2"> 3603 </text:span><text:span text:style-name="T3">D002</text:span><text:span text:style-name="T2"> </text:span><text:span text:style-name="T3">0800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3">C402</text:span><text:span text:style-name="T2"> A502 F602 </text:span><text:span text:style-name="T3">0000</text:span><text:span text:style-name="T2"> </text:span><text:span text:style-name="T6">9003 9103 9203 9303 9403</text:span><text:span text:style-name="T2"> 4102 4202 C400 4302 4402 4502 4602 4702 4802 4902 4A02 4B02 C303 C403 C503 C603 C703 C803 0F02 C903 CA03 CB03 D500 </text:span><text:span text:style-name="T3">0000</text:span><text:span text:style-name="T2"> CC03 CD03 AA01 CE03 </text:span><text:span text:style-name="T3">0000</text:span><text:span text:style-name="T2"> </text:span><text:span text:style-name="T3">0000</text:span><text:span text:style-name="T2"> </text:span><text:span text:style-name="T3">0000</text:span><text:span text:style-name="T2"> 7803 1003 </text:span><text:span text:style-name="T3">4800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3">0600</text:span><text:span text:style-name="T2"> 3903 7802 D600 </text:span><text:span text:style-name="T6">B003 B103 B203 B303 B403</text:span><text:span text:style-name="T2"> 6002 6102 E401 6202 C901 6302 6402 4D02 6502 </text:span><text:span text:style-name="T5">6602 6702 6802</text:span><text:span text:style-name="T2"> E902 CF03 E003 </text:span><text:span text:style-name="T5">E103 E203 E303</text:span><text:span text:style-name="T2"> 4E02 9E00 E403 E503 E603 </text:span><text:span text:style-name="T5">E703 E803 E903 EA03</text:span><text:span text:style-name="T2"> </text:span><text:span text:style-name="T3">0000</text:span><text:span text:style-name="T2"> </text:span><text:span text:style-name="T3">0000</text:span><text:span text:style-name="T2"> </text:span><text:span text:style-name="T3">0000</text:span><text:span text:style-name="T2"> BF02 3703 5003 </text:span><text:span text:style-name="T3">4800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3">0600</text:span><text:span text:style-name="T2"> 5D02 7903 6901 6102 5F03 </text:span><text:span text:style-name="T5">6A02 6B02 6C02</text:span><text:span text:style-name="T2"> 2602 FC01 </text:span><text:span text:style-name="T5">6D02 6E02</text:span><text:span text:style-name="T2"> 6F02 8002 8102 </text:span><text:span text:style-name="T3">0000</text:span><text:span text:style-name="T2"> </text:span><text:span text:style-name="T6">8202 8302 8402 8502 EB03</text:span><text:span text:style-name="T2"> 8C01 7701 EC03 ED03 EE03 EF03 </text:span><text:span text:style-name="T5">1002</text:span><text:span text:style-name="T2"> </text:span><text:span text:style-name="T6">1102 1202 1302 1402 1502 1602</text:span><text:span text:style-name="T2"> D500 </text:span><text:span text:style-name="T3">0000</text:span><text:span text:style-name="T2"> </text:span><text:span text:style-name="T3">0000</text:span><text:span text:style-name="T2"> </text:span><text:span text:style-name="T3">0000</text:span><text:span text:style-name="T2"> 1B03 5003 </text:span><text:span text:style-name="T3">D002</text:span><text:span text:style-name="T2"> A802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3">0500</text:span><text:span text:style-name="T2"> F802 BE02 C101 BF02 8602 8702 8802 2902 8902 2802 2902 4502 8A02 8B02 8C02 </text:span><text:span text:style-name="T3">0000</text:span><text:span text:style-name="T2"> </text:span><text:span text:style-name="T3">0000</text:span><text:span text:style-name="T2"> </text:span><text:span text:style-name="T6">8D02 8E02 8F02 1802</text:span><text:span text:style-name="T2"> </text:span><text:span text:style-name="T5">1902 1A02 1B02</text:span><text:span text:style-name="T2"> 1C02 2803 4E02 1D02 </text:span><text:span text:style-name="T6">1E02 1F02 3002 3102 3202 3302</text:span><text:span text:style-name="T2"> 6B03 </text:span><text:span text:style-name="T5">9A02 9B02 9C02</text:span><text:span text:style-name="T2"> D702 1003 5002 A802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3">C402</text:span><text:span text:style-name="T2"> FF02 D902 BF02 1D03 A002 A102 A202 A302 A402 A502 A602 </text:span><text:span text:style-name="T3">C102</text:span><text:span text:style-name="T2"> </text:span><text:span text:style-name="T3">C202</text:span><text:span text:style-name="T2"> A902 AA02 AB02 9201 </text:span><text:span text:style-name="T5">AC02 AD02</text:span><text:span text:style-name="T2"> AE02 3502 3602 3702 3802 3902 3A02 FC01 3B02 AA01 AA01 AA01 AA01 AA01 3C02 3D02 FC01 BF02 7303 3803 5003 </text:span><text:span text:style-name="T3">C202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3">C402</text:span><text:span text:style-name="T2"> A502 DD02 1C03 A102 AF02 </text:span><text:span text:style-name="T3">C002</text:span><text:span text:style-name="T2"> </text:span><text:span text:style-name="T3">C102</text:span><text:span text:style-name="T2"> </text:span><text:span text:style-name="T3">C202</text:span><text:span text:style-name="T2"> </text:span><text:span text:style-name="T3">C302</text:span><text:span text:style-name="T2"> </text:span><text:span text:style-name="T3">C402</text:span><text:span text:style-name="T2"> </text:span><text:span text:style-name="T3">C502</text:span><text:span text:style-name="T2"> </text:span><text:span text:style-name="T3">C202</text:span><text:span text:style-name="T2"> C601 </text:span><text:span text:style-name="T3">C702</text:span><text:span text:style-name="T2"> C802 C902 CA02 CB02 CC02 CD02 </text:span><text:span text:style-name="T3">C202</text:span><text:span text:style-name="T2"> </text:span><text:span text:style-name="T3">C402</text:span><text:span text:style-name="T2"> </text:span><text:span text:style-name="T3">C202</text:span><text:span text:style-name="T2"> </text:span><text:span text:style-name="T3">C402</text:span><text:span text:style-name="T2"> 5102 5202 5302 5402 5502 AA01 AA01 AA01 CE03 5602 5702 F702 3803 A502 A602 </text:span><text:span text:style-name="T3">C202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3">C402</text:span><text:span text:style-name="T2"> A502 A602 </text:span><text:span text:style-name="T1">1E03</text:span><text:span text:style-name="T2"> </text:span><text:span text:style-name="T3">C202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3">C402</text:span><text:span text:style-name="T2"> A702 A702 A702 A702 </text:span><text:span text:style-name="T3">C202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3">C402</text:span><text:span text:style-name="T2"> A702 A502 D902 B602 3C02 CD03 AF03 BF02 BE02 7803 A502 A602 A402 </text:span><text:span text:style-name="T3">C202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3">C402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3">C402</text:span><text:span text:style-name="T2"> </text:span><text:span text:style-name="T3">C202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3">C402</text:span><text:span text:style-name="T2"> A902 F802 BE02 </text:span><text:span text:style-name="T5">B002 B102 B202</text:span><text:span text:style-name="T2"> 5103 F802 3703 A702 A702 </text:span><text:span text:style-name="T3">0200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3">C402</text:span><text:span text:style-name="T2"> A502 3502 5302 5702 3602 A602 A502 A602 A702 A802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3">C402</text:span><text:span text:style-name="T2"> A902 A502 A602 A702 </text:span><text:span text:style-name="T3">C202</text:span><text:span text:style-name="T2"> </text:span><text:span text:style-name="T3">C402</text:span><text:span text:style-name="T2"> </text:span><text:span text:style-name="T3">C202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3">C402</text:span><text:span text:style-name="T2"> </text:span><text:span text:style-name="T3">C402</text:span><text:span text:style-name="T2"> </text:span><text:span text:style-name="T3">C202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text:span text:style-name="T2"> </text:span><text:span text:style-name="T1">1E03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60cm" fo:page-height="26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6T00:45:15.761000000</meta:creation-date>
    <dc:date>2025-05-07T01:28:44.319000000</dc:date>
    <meta:editing-duration>PT4H13M20S</meta:editing-duration>
    <meta:editing-cycles>14</meta:editing-cycles>
    <meta:generator>LibreOffice/24.8.6.2$Windows_X86_64 LibreOffice_project/6d98ba145e9a8a39fc57bcc76981d1fb1316c60c</meta:generator>
    <meta:document-statistic meta:table-count="1" meta:image-count="0" meta:object-count="0" meta:page-count="1" meta:paragraph-count="1" meta:word-count="4096" meta:character-count="20479" meta:non-whitespace-character-count="16384"/>
  </office:meta>
</office:document-meta>
</file>